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2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923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ro14" style:family="table-row">
      <style:table-row-properties style:row-height="3cm" fo:break-before="auto" style:use-optimal-row-height="true"/>
    </style:style>
    <style:style style:name="ro15" style:family="table-row">
      <style:table-row-properties style:row-height="2.579cm" fo:break-before="auto" style:use-optimal-row-height="true"/>
    </style:style>
    <style:style style:name="ro16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5" table:default-cell-style-name="ce1"/>
        <table:table-column table:style-name="co2" table:number-columns-repeated="1019" table:default-cell-style-name="ce1"/>
        <table:table-row table:style-name="ro2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table:style-name="ce3"/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table:style-name="ce3"/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table:style-name="ce3" table:number-columns-repeated="2"/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table:style-name="ce3"/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table:style-name="ce3" office:value-type="string">
            <text:p>Bt+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table:style-name="ce3" office:value-type="string">
            <text:p>B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 table:number-columns-repeated="2"/>
          <table:table-cell/>
          <table:table-cell table:style-name="ce3" office:value-type="string">
            <text:p>kur</text:p>
          </table:table-cell>
          <table:table-cell table:style-name="ce3" office:value-type="string">
            <text:p>Bt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r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to carry</text:p>
          </table:table-cell>
          <table:table-cell table:style-name="ce3" table:number-columns-repeated="2"/>
          <table:table-cell table:style-name="ce7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1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bʰu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table:style-name="ce3" office:value-type="string">
            <text:p>Bt</text:p>
          </table:table-cell>
          <table:table-cell office:value-type="string">
            <text:p>pile up</text:p>
          </table:table-cell>
          <table:table-cell/>
          <table:table-cell office:value-type="string">
            <text:p>phuŋ.po</text:p>
          </table:table-cell>
          <table:table-cell table:number-columns-repeated="1002"/>
        </table:table-row>
        <table:table-row table:style-name="ro8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table:style-name="ce3" office:value-type="string">
            <text:p>Bt&gt;A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table:style-name="ce3" office:value-type="string">
            <text:p>Bt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table:style-name="ce3" office:value-type="string">
            <text:p>Bt&gt;C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9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 table:number-columns-repeated="2"/>
          <table:table-cell/>
          <table:table-cell table:style-name="ce3" office:value-type="string">
            <text:p>thopt</text:p>
          </table:table-cell>
          <table:table-cell table:style-name="ce3" office:value-type="string">
            <text:p>Bt+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wash clothes usually beating with a club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table:style-name="ce3" office:value-type="string">
            <text:p>Bi&gt;A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table:style-name="ce3" office:value-type="string">
            <text:p>Bi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C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table:style-name="ce3" office:value-type="string">
            <text:p>Bi&gt;C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table:style-name="ce3" office:value-type="string">
            <text:p>Bt&gt;A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table:style-name="ce3" office:value-type="string">
            <text:p>Bt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table:style-name="ce3" office:value-type="string">
            <text:p>Bi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table:style-name="ce3" office:value-type="string">
            <text:p>Bi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sos</text:p>
          </table:table-cell>
          <table:table-cell table:style-name="ce3" office:value-type="string">
            <text:p>Bi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 table:number-columns-repeated="2"/>
          <table:table-cell/>
          <table:table-cell table:style-name="ce3" office:value-type="string">
            <text:p>bher</text:p>
          </table:table-cell>
          <table:table-cell table:style-name="ce3" office:value-type="string">
            <text:p>Bi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r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table:style-name="ce3" office:value-type="string">
            <text:p>Bi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10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 table:number-columns-repeated="2"/>
          <table:table-cell/>
          <table:table-cell table:style-name="ce3" office:value-type="string">
            <text:p>bi</text:p>
          </table:table-cell>
          <table:table-cell table:style-name="ce3" office:value-type="string">
            <text:p>Bt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table:style-name="ce3" office:value-type="string">
            <text:p>Bt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 table:number-columns-repeated="2"/>
          <table:table-cell/>
          <table:table-cell table:style-name="ce3" office:value-type="string">
            <text:p>bhlept</text:p>
          </table:table-cell>
          <table:table-cell table:style-name="ce3" office:value-type="string">
            <text:p>B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ress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table:style-name="ce3" office:value-type="string">
            <text:p>Bi&gt;A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table:style-name="ce3" office:value-type="string">
            <text:p>Bi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 table:number-columns-repeated="2"/>
          <table:table-cell/>
          <table:table-cell table:style-name="ce3" office:value-type="string">
            <text:p>blɛtt</text:p>
          </table:table-cell>
          <table:table-cell table:style-name="ce3" office:value-type="string">
            <text:p>B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paːt</text:p>
          </table:table-cell>
          <table:table-cell table:style-name="ce3" office:value-type="string">
            <text:p>B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 table:number-columns-repeated="2"/>
          <table:table-cell/>
          <table:table-cell table:style-name="ce3" office:value-type="string">
            <text:p>bhlitt</text:p>
          </table:table-cell>
          <table:table-cell table:style-name="ce3" office:value-type="string">
            <text:p>B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table:style-name="ce3" office:value-type="string">
            <text:p>B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6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table:style-name="ce3" office:value-type="string">
            <text:p>Bi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table:style-name="ce3" office:value-type="string">
            <text:p>Bi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r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table:style-name="ce3" office:value-type="string">
            <text:p>Bi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 table:number-columns-repeated="2"/>
          <table:table-cell/>
          <table:table-cell table:style-name="ce3" office:value-type="string">
            <text:p>bhrot</text:p>
          </table:table-cell>
          <table:table-cell table:style-name="ce3" office:value-type="string">
            <text:p>Bi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table:style-name="ce7" office:value-type="string">
            <text:p>to cry out, to shout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office:value-type="string">
            <text:p>buk</text:p>
          </table:table-cell>
          <table:table-cell table:style-name="ce3" office:value-type="string">
            <text:p>Bi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give birth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table:style-name="ce3" office:value-type="string">
            <text:p>B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table:style-name="ce3" office:value-type="string">
            <text:p>B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9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 table:number-columns-repeated="2"/>
          <table:table-cell/>
          <table:table-cell table:style-name="ce3" office:value-type="string">
            <text:p>daŋt</text:p>
          </table:table-cell>
          <table:table-cell table:style-name="ce3" office:value-type="string">
            <text:p>Bi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takt</text:p>
          </table:table-cell>
          <table:table-cell table:style-name="ce3" office:value-type="string">
            <text:p>Bi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2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table:style-name="ce3" office:value-type="string">
            <text:p>Bt&gt;A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table:style-name="ce3" office:value-type="string">
            <text:p>Bt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t</text:p>
          </table:table-cell>
          <table:table-cell table:style-name="ce3" office:value-type="string">
            <text:p>vt</text:p>
          </table:table-cell>
          <table:table-cell table:style-name="ce8" office:value-type="string">
            <text:p>Bt&gt;A</text:p>
          </table:table-cell>
          <table:table-cell office:value-type="string">
            <text:p>fill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table:style-name="ce3" office:value-type="string">
            <text:p>Bi&gt;D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table:style-name="ce3" office:value-type="string">
            <text:p>Bi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D</text:p>
          </table:table-cell>
          <table:table-cell office:value-type="string">
            <text:p>to be occupied, be filled up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table:style-name="ce3" office:value-type="string">
            <text:p>Bi</text:p>
          </table:table-cell>
          <table:table-cell office:value-type="string">
            <text:p>go (with the implication of coming back)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reach (archaic)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tɨŋ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table:style-name="ce3" office:value-type="string">
            <text:p>B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8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table:style-name="ce3" office:value-type="string">
            <text:p>Bt&gt;A</text:p>
          </table:table-cell>
          <table:table-cell office:value-type="string">
            <text:p>tread, trample, take support on one's feet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im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press down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 table:number-columns-repeated="2"/>
          <table:table-cell/>
          <table:table-cell table:style-name="ce3" office:value-type="string">
            <text:p>dhont</text:p>
          </table:table-cell>
          <table:table-cell table:style-name="ce3" office:value-type="string">
            <text:p>B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14" office:value-type="string">
            <text:p>tont</text:p>
          </table:table-cell>
          <table:table-cell table:style-name="ce14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table:style-name="ce3" office:value-type="string">
            <text:p>Bi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6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table:style-name="ce3" office:value-type="string">
            <text:p>Bt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table:style-name="ce3" office:value-type="string">
            <text:p>Bt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</text:p>
          </table:table-cell>
          <table:table-cell table:style-name="ce3" office:value-type="string">
            <text:p>tu</text:p>
          </table:table-cell>
          <table:table-cell table:style-name="ce3" office:value-type="string">
            <text:p>Bt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table:style-name="ce3" office:value-type="string">
            <text:p>Bt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9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 table:number-columns-repeated="2"/>
          <table:table-cell/>
          <table:table-cell table:style-name="ce3" office:value-type="string">
            <text:p>dhoŋ</text:p>
          </table:table-cell>
          <table:table-cell table:style-name="ce3" office:value-type="string">
            <text:p>Bi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table:style-name="ce3" office:value-type="string">
            <text:p>Bi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table:style-name="ce3" office:value-type="string">
            <text:p>Bi&gt;A</text:p>
          </table:table-cell>
          <table:table-cell office:value-type="string">
            <text:p>shake, intoxicat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u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table:style-name="ce3" office:value-type="string">
            <text:p>Bi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dum</text:p>
          </table:table-cell>
          <table:table-cell table:style-name="ce3" office:value-type="string">
            <text:p>Bt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table:style-name="ce3" office:value-type="string">
            <text:p>Bt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9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dhum</text:p>
          </table:table-cell>
          <table:table-cell table:style-name="ce3" office:value-type="string">
            <text:p>Bi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C</text:p>
          </table:table-cell>
          <table:table-cell office:value-type="string">
            <text:p>to join together e.g. make a boy and girl match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dumt</text:p>
          </table:table-cell>
          <table:table-cell table:style-name="ce3" office:value-type="string">
            <text:p>Bi&gt;D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table:style-name="ce3" office:value-type="string">
            <text:p>Bi&gt;Bt&gt;M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 table:number-columns-repeated="2"/>
          <table:table-cell/>
          <table:table-cell table:style-name="ce3" office:value-type="string">
            <text:p>ʣhekt</text:p>
          </table:table-cell>
          <table:table-cell table:style-name="ce3" office:value-type="string">
            <text:p>B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ut, chop up</text:p>
          </table:table-cell>
          <table:table-cell table:style-name="ce3" table:number-columns-repeated="2"/>
          <table:table-cell table:style-name="ce7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table:style-name="ce3" office:value-type="string">
            <text:p>Bt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table:style-name="ce3" office:value-type="string">
            <text:p>Bt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table:style-name="ce3" office:value-type="string">
            <text:p>Bi&gt;N</text:p>
          </table:table-cell>
          <table:table-cell office:value-type="string">
            <text:p>swim (n)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ca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table:style-name="ce3" office:value-type="string">
            <text:p>Bi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table:style-name="ce3" office:value-type="string">
            <text:p>Bi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table:style-name="ce3" office:value-type="string">
            <text:p>Bi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e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table:style-name="ce3" office:value-type="string">
            <text:p>Bt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 table:number-columns-repeated="2"/>
          <table:table-cell/>
          <table:table-cell table:style-name="ce3" office:value-type="string">
            <text:p>ʣikt</text:p>
          </table:table-cell>
          <table:table-cell table:style-name="ce3" office:value-type="string">
            <text:p>B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dy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table:style-name="ce3" office:value-type="string">
            <text:p>Bi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table:style-name="ce3" office:value-type="string">
            <text:p>Bi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o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table:style-name="ce3" office:value-type="string">
            <text:p>B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u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table:style-name="ce3" office:value-type="string">
            <text:p>B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1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table:style-name="ce3" office:value-type="string">
            <text:p>Bi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table:style-name="ce3" office:value-type="string">
            <text:p>Bi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D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3" office:value-type="string">
            <text:p>Bi&gt;D</text:p>
          </table:table-cell>
          <table:table-cell table:style-name="ce7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 table:number-columns-repeated="2"/>
          <table:table-cell/>
          <table:table-cell table:style-name="ce3" office:value-type="string">
            <text:p>ghekt</text:p>
          </table:table-cell>
          <table:table-cell table:style-name="ce3" office:value-type="string">
            <text:p>D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kak</text:p>
          </table:table-cell>
          <table:table-cell table:style-name="ce3" office:value-type="string">
            <text:p>Bi</text:p>
          </table:table-cell>
          <table:table-cell table:style-name="ce7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 table:number-columns-repeated="2"/>
          <table:table-cell/>
          <table:table-cell table:style-name="ce3" office:value-type="string">
            <text:p>gent</text:p>
          </table:table-cell>
          <table:table-cell table:style-name="ce3" office:value-type="string">
            <text:p>B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feed, keep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a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table:style-name="ce3" office:value-type="string">
            <text:p>B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8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 table:number-columns-repeated="2"/>
          <table:table-cell/>
          <table:table-cell table:style-name="ce3" office:value-type="string">
            <text:p>ghɛm</text:p>
          </table:table-cell>
          <table:table-cell table:style-name="ce3" office:value-type="string">
            <text:p>Bi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C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table:style-name="ce3" office:value-type="string">
            <text:p>Bi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 table:number-columns-repeated="2"/>
          <table:table-cell/>
          <table:table-cell table:style-name="ce3" office:value-type="string">
            <text:p>ghaŋ</text:p>
          </table:table-cell>
          <table:table-cell table:style-name="ce3" office:value-type="string">
            <text:p>Bi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C</text:p>
          </table:table-cell>
          <table:table-cell office:value-type="string">
            <text:p>agree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ghoŋ</text:p>
          </table:table-cell>
          <table:table-cell table:style-name="ce3" office:value-type="string">
            <text:p>Bt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15" office:value-type="string">
            <text:p>kaŋt</text:p>
          </table:table-cell>
          <table:table-cell table:style-name="ce15" office:value-type="string">
            <text:p>vt</text:p>
          </table:table-cell>
          <table:table-cell table:style-name="ce15" office:value-type="string">
            <text:p>Bt&gt;A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table:style-name="ce3" office:value-type="string">
            <text:p>Bt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ɨ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table:style-name="ce3" office:value-type="string">
            <text:p>Bt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table:style-name="ce3" office:value-type="string">
            <text:p>Bt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table:style-name="ce3" office:value-type="string">
            <text:p>Bt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9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table:style-name="ce3" office:value-type="string">
            <text:p>Bi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table:style-name="ce3" office:value-type="string">
            <text:p>Bi&gt;A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A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table:style-name="ce3" office:value-type="string">
            <text:p>Bi&gt;A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ol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table:style-name="ce3" office:value-type="string">
            <text:p>Bi&gt;A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o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table:style-name="ce3" office:value-type="string">
            <text:p>Bt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table:style-name="ce3" office:value-type="string">
            <text:p>Bi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table:style-name="ce3" office:value-type="string">
            <text:p>Bi&gt;A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 table:number-columns-repeated="2"/>
          <table:table-cell/>
          <table:table-cell table:style-name="ce3" office:value-type="string">
            <text:p>ghrikt</text:p>
          </table:table-cell>
          <table:table-cell table:style-name="ce3" office:value-type="string">
            <text:p>B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old (small things), to grab, to take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table:style-name="ce3" office:value-type="string">
            <text:p>Bi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table:style-name="ce3" office:value-type="string">
            <text:p>Bt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 table:number-columns-repeated="2"/>
          <table:table-cell/>
          <table:table-cell table:style-name="ce3" office:value-type="string">
            <text:p>gup</text:p>
          </table:table-cell>
          <table:table-cell table:style-name="ce3" office:value-type="string">
            <text:p>Bt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C</text:p>
          </table:table-cell>
          <table:table-cell office:value-type="string">
            <text:p>hid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table:style-name="ce3" office:value-type="string">
            <text:p>Bt</text:p>
          </table:table-cell>
          <table:table-cell office:value-type="string">
            <text:p>pick up from the ground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ku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ick up from the ground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 table:number-columns-repeated="2"/>
          <table:table-cell/>
          <table:table-cell table:style-name="ce3" office:value-type="string">
            <text:p>ɦaŋ</text:p>
          </table:table-cell>
          <table:table-cell table:style-name="ce3" office:value-type="string">
            <text:p>Bi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itch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 table:number-columns-repeated="2"/>
          <table:table-cell/>
          <table:table-cell table:style-name="ce3" office:value-type="string">
            <text:p>ɦaŋ</text:p>
          </table:table-cell>
          <table:table-cell table:style-name="ce3" office:value-type="string">
            <text:p>Bi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haŋt</text:p>
          </table:table-cell>
          <table:table-cell table:style-name="ce3" office:value-type="string">
            <text:p>Bi&gt;D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table:style-name="ce3" office:value-type="string">
            <text:p>Bt&gt;A</text:p>
          </table:table-cell>
          <table:table-cell office:value-type="string">
            <text:p>lift up, draw up, take out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haps</text:p>
          </table:table-cell>
          <table:table-cell table:style-name="ce3" office:value-type="string">
            <text:p>Bt&gt;C</text:p>
          </table:table-cell>
          <table:table-cell office:value-type="string">
            <text:p>to hang sth. up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 table:number-columns-repeated="2"/>
          <table:table-cell/>
          <table:table-cell table:style-name="ce3" office:value-type="string">
            <text:p>ɦɛpt</text:p>
          </table:table-cell>
          <table:table-cell table:style-name="ce3" office:value-type="string">
            <text:p>Bi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table:style-name="ce3" office:value-type="string">
            <text:p>Bi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has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table:style-name="ce3" office:value-type="string">
            <text:p>Bt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1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ɦoŋ</text:p>
          </table:table-cell>
          <table:table-cell table:style-name="ce3" office:value-type="string">
            <text:p>Bt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table:style-name="ce3" office:value-type="string">
            <text:p>Bt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6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 table:number-columns-repeated="2"/>
          <table:table-cell/>
          <table:table-cell table:style-name="ce3" office:value-type="string">
            <text:p>ɦek</text:p>
          </table:table-cell>
          <table:table-cell table:style-name="ce3" office:value-type="string">
            <text:p>Bt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table:style-name="ce3" office:value-type="string">
            <text:p>Bt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 table:number-columns-repeated="2"/>
          <table:table-cell/>
          <table:table-cell table:style-name="ce3" office:value-type="string">
            <text:p>ɦept</text:p>
          </table:table-cell>
          <table:table-cell table:style-name="ce3" office:value-type="string">
            <text:p>B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table:style-name="ce3" office:value-type="string">
            <text:p>B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 table:number-columns-repeated="2"/>
          <table:table-cell/>
          <table:table-cell table:style-name="ce3" office:value-type="string">
            <text:p>ɦil</text:p>
          </table:table-cell>
          <table:table-cell table:style-name="ce3" office:value-type="string">
            <text:p>Bt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l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stir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15" office:value-type="string">
            <text:p>hɨŋ</text:p>
          </table:table-cell>
          <table:table-cell table:style-name="ce15" office:value-type="string">
            <text:p>vi</text:p>
          </table:table-cell>
          <table:table-cell table:style-name="ce15" office:value-type="string">
            <text:p>Bi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table:style-name="ce15" office:value-type="string">
            <text:p>Bi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6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 table:number-columns-repeated="2"/>
          <table:table-cell/>
          <table:table-cell table:style-name="ce3" office:value-type="string">
            <text:p>ɦip</text:p>
          </table:table-cell>
          <table:table-cell table:style-name="ce3" office:value-type="string">
            <text:p>Bt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ut.down; clear an area in the jungle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 table:number-columns-repeated="2"/>
          <table:table-cell/>
          <table:table-cell table:style-name="ce3" office:value-type="string">
            <text:p>ɦipt</text:p>
          </table:table-cell>
          <table:table-cell table:style-name="ce3" office:value-type="string">
            <text:p>B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hake through sieve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 table:number-columns-repeated="2"/>
          <table:table-cell/>
          <table:table-cell table:style-name="ce3" office:value-type="string">
            <text:p>ɦopt</text:p>
          </table:table-cell>
          <table:table-cell table:style-name="ce3" office:value-type="string">
            <text:p>B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table:style-name="ce3" office:value-type="string">
            <text:p>B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table:style-name="ce3" office:value-type="string">
            <text:p>Bt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table:style-name="ce3" office:value-type="string">
            <text:p>Bt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hɔnt</text:p>
          </table:table-cell>
          <table:table-cell table:style-name="ce3" office:value-type="string">
            <text:p>Bt&gt;A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 table:number-columns-repeated="2"/>
          <table:table-cell/>
          <table:table-cell table:style-name="ce3" office:value-type="string">
            <text:p>ɦom</text:p>
          </table:table-cell>
          <table:table-cell table:style-name="ce3" office:value-type="string">
            <text:p>Bi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table:style-name="ce3" office:value-type="string">
            <text:p>Bi&gt;D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table:style-name="ce3" office:value-type="string">
            <text:p>Bt&gt;M</text:p>
          </table:table-cell>
          <table:table-cell office:value-type="string">
            <text:p>break open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ho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C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table:style-name="ce3" office:value-type="string">
            <text:p>Bt&gt;N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table:style-name="ce3" office:value-type="string">
            <text:p>Bi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table:style-name="ce3" office:value-type="string">
            <text:p>Bi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D</text:p>
          </table:table-cell>
          <table:table-cell office:value-type="string">
            <text:p>bark</text:p>
          </table:table-cell>
          <table:table-cell table:style-name="ce10" table:number-columns-repeated="2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 table:number-columns-repeated="2"/>
          <table:table-cell/>
          <table:table-cell table:style-name="ce3" office:value-type="string">
            <text:p>ɦuŋ</text:p>
          </table:table-cell>
          <table:table-cell table:style-name="ce3" office:value-type="string">
            <text:p>Bt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</text:p>
          </table:table-cell>
          <table:table-cell office:value-type="string">
            <text:p>wait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table:style-name="ce3" office:value-type="string">
            <text:p>B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table:style-name="ce3" office:value-type="string">
            <text:p>B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 table:number-columns-repeated="2"/>
          <table:table-cell/>
          <table:table-cell table:style-name="ce3" office:value-type="string">
            <text:p>ɦut</text:p>
          </table:table-cell>
          <table:table-cell table:style-name="ce3"/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15" office:value-type="string">
            <text:p>hɨtt</text:p>
          </table:table-cell>
          <table:table-cell table:style-name="ce15" office:value-type="string">
            <text:p>vt</text:p>
          </table:table-cell>
          <table:table-cell table:style-name="ce15"/>
          <table:table-cell office:value-type="string">
            <text:p>burn</text:p>
          </table:table-cell>
          <table:table-cell table:style-name="ce15" table:number-columns-repeated="2"/>
          <table:table-cell table:number-columns-repeated="1005"/>
        </table:table-row>
        <table:table-row table:style-name="ro6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ja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table:style-name="ce3" office:value-type="string">
            <text:p>Bi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 table:number-columns-repeated="2"/>
          <table:table-cell/>
          <table:table-cell table:style-name="ce3" office:value-type="string">
            <text:p>jakt</text:p>
          </table:table-cell>
          <table:table-cell table:style-name="ce3" office:value-type="string">
            <text:p>Bt&gt;A</text:p>
          </table:table-cell>
          <table:table-cell office:value-type="string">
            <text:p>strike, hit</text:p>
          </table:table-cell>
          <table:table-cell/>
          <table:table-cell table:style-name="ce3" table:number-columns-repeated="3"/>
          <table:table-cell/>
          <table:table-cell table:style-name="ce3" office:value-type="string">
            <text:p>jaŋs</text:p>
          </table:table-cell>
          <table:table-cell table:style-name="ce3" office:value-type="string">
            <text:p>Bt&gt;C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aŋ</text:p>
          </table:table-cell>
          <table:table-cell table:style-name="ce7" office:value-type="string">
            <text:p>aŋ</text:p>
          </table:table-cell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table:number-columns-repeated="2"/>
          <table:table-cell table:style-name="ce3" office:value-type="string">
            <text:p>jaŋs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table:style-name="ce3" office:value-type="string">
            <text:p>Bi&gt;N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ja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table:style-name="ce3" office:value-type="string">
            <text:p>Bi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 table:number-columns-repeated="2"/>
          <table:table-cell/>
          <table:table-cell table:style-name="ce3" office:value-type="string">
            <text:p>jil</text:p>
          </table:table-cell>
          <table:table-cell table:style-name="ce3" office:value-type="string">
            <text:p>Bt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iˀr</text:p>
          </table:table-cell>
          <table:table-cell table:style-name="ce3" office:value-type="string">
            <text:p>Bt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9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 table:number-columns-repeated="2"/>
          <table:table-cell/>
          <table:table-cell table:style-name="ce3" office:value-type="string">
            <text:p>joŋ</text:p>
          </table:table-cell>
          <table:table-cell table:style-name="ce3" office:value-type="string">
            <text:p>Bt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</text:p>
          </table:table-cell>
          <table:table-cell office:value-type="string">
            <text:p>to not do work, have a holiday; take a break; to avoid</text:p>
          </table:table-cell>
          <table:table-cell table:style-name="ce3" table:number-columns-repeated="2"/>
          <table:table-cell table:number-columns-repeated="1005"/>
        </table:table-row>
        <table:table-row table:style-name="ro10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 table:number-columns-repeated="2"/>
          <table:table-cell/>
          <table:table-cell table:style-name="ce3" office:value-type="string">
            <text:p>joŋ</text:p>
          </table:table-cell>
          <table:table-cell table:style-name="ce3" office:value-type="string">
            <text:p>Bi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jont</text:p>
          </table:table-cell>
          <table:table-cell table:style-name="ce3" office:value-type="string">
            <text:p>Bi&gt;A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6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 table:number-columns-repeated="2"/>
          <table:table-cell/>
          <table:table-cell table:style-name="ce3" office:value-type="string">
            <text:p>jop</text:p>
          </table:table-cell>
          <table:table-cell table:style-name="ce3" office:value-type="string">
            <text:p>Bt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ɔːp</text:p>
          </table:table-cell>
          <table:table-cell table:style-name="ce3" office:value-type="string">
            <text:p>Bi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uŋ</text:p>
          </table:table-cell>
          <table:table-cell table:style-name="ce7" office:value-type="string">
            <text:p>uŋ</text:p>
          </table:table-cell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table:number-columns-repeated="2"/>
          <table:table-cell table:style-name="ce3" office:value-type="string">
            <text:p>ju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table:style-name="ce3" office:value-type="string">
            <text:p>Bi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6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 table:number-columns-repeated="2"/>
          <table:table-cell/>
          <table:table-cell table:style-name="ce3" office:value-type="string">
            <text:p>jipt</text:p>
          </table:table-cell>
          <table:table-cell table:style-name="ce3" office:value-type="string">
            <text:p>B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poke in; to fix by inserting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 table:number-columns-repeated="2"/>
          <table:table-cell/>
          <table:table-cell table:style-name="ce3" office:value-type="string">
            <text:p>gek</text:p>
          </table:table-cell>
          <table:table-cell table:style-name="ce3" office:value-type="string">
            <text:p>Bt&gt;V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atch, to come out of an egg; to sprout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 table:number-columns-repeated="2"/>
          <table:table-cell/>
          <table:table-cell table:style-name="ce3" office:value-type="string">
            <text:p>keŋ</text:p>
          </table:table-cell>
          <table:table-cell table:style-name="ce3" office:value-type="string">
            <text:p>Bi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V</text:p>
          </table:table-cell>
          <table:table-cell office:value-type="string">
            <text:p>be cold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 table:number-columns-repeated="2"/>
          <table:table-cell/>
          <table:table-cell table:style-name="ce3" office:value-type="string">
            <text:p>kept</text:p>
          </table:table-cell>
          <table:table-cell table:style-name="ce3" office:value-type="string">
            <text:p>B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sting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 table:number-columns-repeated="2"/>
          <table:table-cell/>
          <table:table-cell table:style-name="ce3" office:value-type="string">
            <text:p>ki</text:p>
          </table:table-cell>
          <table:table-cell table:style-name="ce3" office:value-type="string">
            <text:p>B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table:style-name="ce3" office:value-type="string">
            <text:p>Bi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table:style-name="ce3" office:value-type="string">
            <text:p>Bt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table:style-name="ce3" office:value-type="string">
            <text:p>Bt&gt;A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table:style-name="ce3" office:value-type="string">
            <text:p>Bt&gt;A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8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 table:number-columns-repeated="2"/>
          <table:table-cell/>
          <table:table-cell table:style-name="ce3" office:value-type="string">
            <text:p>kik</text:p>
          </table:table-cell>
          <table:table-cell table:style-name="ce3" office:value-type="string">
            <text:p>Bt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kheks</text:p>
          </table:table-cell>
          <table:table-cell table:style-name="ce3" office:value-type="string">
            <text:p>Bt&gt;C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table:style-name="ce3" office:value-type="string">
            <text:p>Bt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table:style-name="ce3" office:value-type="string">
            <text:p>Bt&gt;V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table:style-name="ce3" office:value-type="string">
            <text:p>Bt+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table:style-name="ce3" office:value-type="string">
            <text:p>B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 table:number-columns-repeated="2"/>
          <table:table-cell/>
          <table:table-cell table:style-name="ce3" office:value-type="string">
            <text:p>kɛl</text:p>
          </table:table-cell>
          <table:table-cell table:style-name="ce3" office:value-type="string">
            <text:p>Bi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khaˀr</text:p>
          </table:table-cell>
          <table:table-cell table:style-name="ce3" office:value-type="string">
            <text:p>Bi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 table:number-columns-repeated="2"/>
          <table:table-cell/>
          <table:table-cell table:style-name="ce3" office:value-type="string">
            <text:p>kɛm</text:p>
          </table:table-cell>
          <table:table-cell table:style-name="ce3" office:value-type="string">
            <text:p>Bt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khamt</text:p>
          </table:table-cell>
          <table:table-cell table:style-name="ce3" office:value-type="string">
            <text:p>Bt&gt;A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 table:number-columns-repeated="2"/>
          <table:table-cell/>
          <table:table-cell table:style-name="ce3" office:value-type="string">
            <text:p>khe</text:p>
          </table:table-cell>
          <table:table-cell table:style-name="ce3" office:value-type="string">
            <text:p>Bi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</text:p>
          </table:table-cell>
          <table:table-cell office:value-type="string">
            <text:p>steal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 table:number-columns-repeated="2"/>
          <table:table-cell/>
          <table:table-cell table:style-name="ce3" office:value-type="string">
            <text:p>khol</text:p>
          </table:table-cell>
          <table:table-cell table:style-name="ce3" office:value-type="string">
            <text:p>Bt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l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table:style-name="ce3" office:value-type="string">
            <text:p>Bt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 table:number-columns-repeated="2"/>
          <table:table-cell/>
          <table:table-cell table:style-name="ce3" office:value-type="string">
            <text:p>khutt</text:p>
          </table:table-cell>
          <table:table-cell table:style-name="ce3" office:value-type="string">
            <text:p>B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table:style-name="ce3" office:value-type="string">
            <text:p>B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table:style-name="ce3" office:value-type="string">
            <text:p>Bi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table:style-name="ce3" office:value-type="string">
            <text:p>Bi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8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 table:number-columns-repeated="2"/>
          <table:table-cell table:style-name="ce7"/>
          <table:table-cell table:style-name="ce3" office:value-type="string">
            <text:p>khop</text:p>
          </table:table-cell>
          <table:table-cell table:style-name="ce3" office:value-type="string">
            <text:p>Bt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15" office:value-type="string">
            <text:p>kapt</text:p>
          </table:table-cell>
          <table:table-cell table:style-name="ce15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put together (things that are related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table:style-name="ce3" office:value-type="string">
            <text:p>Bt&gt;A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table:style-name="ce3" office:value-type="string">
            <text:p>Bt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table:style-name="ce3" office:value-type="string">
            <text:p>Bi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table:style-name="ce3" office:value-type="string">
            <text:p>Bi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go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table:style-name="ce3" office:value-type="string">
            <text:p>Bt&gt;A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table:style-name="ce3" office:value-type="string">
            <text:p>Bt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table:style-name="ce3" office:value-type="string">
            <text:p>Bt&gt;Bi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10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table:style-name="ce3" office:value-type="string">
            <text:p>Bi</text:p>
          </table:table-cell>
          <table:table-cell office:value-type="string">
            <text:p>cry, weep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kʰap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table:style-name="ce3" office:value-type="string">
            <text:p>Bi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11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office:value-type="string">
            <text:p>khri</text:p>
          </table:table-cell>
          <table:table-cell table:style-name="ce3" office:value-type="string">
            <text:p>Bt</text:p>
          </table:table-cell>
          <table:table-cell table:style-name="ce9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his</text:p>
          </table:table-cell>
          <table:table-cell table:style-name="ce3" office:value-type="string">
            <text:p>Bt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10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table:style-name="ce3" office:value-type="string">
            <text:p>Bt&gt;N</text:p>
          </table:table-cell>
          <table:table-cell office:value-type="string">
            <text:p>theft (n)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khuːtt</text:p>
          </table:table-cell>
          <table:table-cell table:style-name="ce3" office:value-type="string">
            <text:p>B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6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 table:number-columns-repeated="2"/>
          <table:table-cell/>
          <table:table-cell table:style-name="ce3" office:value-type="string">
            <text:p>khunt</text:p>
          </table:table-cell>
          <table:table-cell table:style-name="ce3" office:value-type="string">
            <text:p>B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enter, penetrate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 table:number-columns-repeated="2"/>
          <table:table-cell/>
          <table:table-cell table:style-name="ce3" office:value-type="string">
            <text:p>koŋt</text:p>
          </table:table-cell>
          <table:table-cell table:style-name="ce3" office:value-type="string">
            <text:p>B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freez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table:style-name="ce3" office:value-type="string">
            <text:p>B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table:style-name="ce3" office:value-type="string">
            <text:p>B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table:style-name="ce3" office:value-type="string">
            <text:p>B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 table:number-columns-repeated="2"/>
          <table:table-cell/>
          <table:table-cell table:style-name="ce3" office:value-type="string">
            <text:p>kruk</text:p>
          </table:table-cell>
          <table:table-cell table:style-name="ce3" office:value-type="string">
            <text:p>Bi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15" table:number-columns-repeated="3"/>
          <table:table-cell/>
          <table:table-cell table:style-name="ce3" office:value-type="string">
            <text:p>huːkt </text:p>
          </table:table-cell>
          <table:table-cell table:style-name="ce3" office:value-type="string">
            <text:p>Bi&gt;A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1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 table:number-columns-repeated="2"/>
          <table:table-cell/>
          <table:table-cell table:style-name="ce3" office:value-type="string">
            <text:p>kukt</text:p>
          </table:table-cell>
          <table:table-cell table:style-name="ce3" office:value-type="string">
            <text:p>B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bend</text:p>
          </table:table-cell>
          <table:table-cell table:style-name="ce3" table:number-columns-repeated="2"/>
          <table:table-cell office:value-type="string">
            <text:p>kɤɣ</text:p>
          </table:table-cell>
          <table:table-cell table:number-columns-repeated="1004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 table:number-columns-repeated="2"/>
          <table:table-cell/>
          <table:table-cell table:style-name="ce3" office:value-type="string">
            <text:p>kunt</text:p>
          </table:table-cell>
          <table:table-cell table:style-name="ce3" office:value-type="string">
            <text:p>B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tretch ;to pull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table:style-name="ce3" office:value-type="string">
            <text:p>Bt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table:style-name="ce3" office:value-type="string">
            <text:p>Bt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table:style-name="ce3" office:value-type="string">
            <text:p>N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table:style-name="ce3" office:value-type="string">
            <text:p>N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 table:number-columns-repeated="3"/>
          <table:table-cell/>
          <table:table-cell table:style-name="ce3" office:value-type="string">
            <text:p>kha:nt</text:p>
          </table:table-cell>
          <table:table-cell table:style-name="ce3" office:value-type="string">
            <text:p>N&gt;B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6">
          <table:table-cell office:value-type="string">
            <text:p>kwɑp &gt; kwɑp-t / k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table:style-name="ce3" office:value-type="string">
            <text:p>Bt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table:style-name="ce3" office:value-type="string">
            <text:p>Bt&gt;A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table:style-name="ce3" office:value-type="string">
            <text:p>Bt&gt;C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10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table:style-name="ce3"/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table:style-name="ce3" office:value-type="string">
            <text:p>Bt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Bi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table:style-name="ce3" office:value-type="string">
            <text:p>Bt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table:style-name="ce3" office:value-type="string">
            <text:p>Bt</text:p>
          </table:table-cell>
          <table:table-cell office:value-type="string">
            <text:p>boil, simmer, bubble up</text:p>
          </table:table-cell>
          <table:table-cell table:style-name="ce3" table:number-columns-repeated="2"/>
          <table:table-cell/>
          <table:table-cell office:value-type="string">
            <text:p>vt</text:p>
          </table:table-cell>
          <table:table-cell table:style-name="ce3" office:value-type="string">
            <text:p>lo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table:style-name="ce3" office:value-type="string">
            <text:p>B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 table:number-columns-repeated="2"/>
          <table:table-cell/>
          <table:table-cell table:style-name="ce3" office:value-type="string">
            <text:p>lent</text:p>
          </table:table-cell>
          <table:table-cell table:style-name="ce3" office:value-type="string">
            <text:p>B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pour in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table:style-name="ce3" office:value-type="string">
            <text:p>Bt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table:style-name="ce3" office:value-type="string">
            <text:p>Bt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ave intercourse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table:style-name="ce3" office:value-type="string">
            <text:p>Bt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table:style-name="ce3" office:value-type="string">
            <text:p>Bt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A&gt;Bi</text:p>
          </table:table-cell>
          <table:table-cell office:value-type="string">
            <text:p>parboil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table:style-name="ce3" office:value-type="string">
            <text:p>Bt&gt;Bi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table:style-name="ce3" office:value-type="string">
            <text:p>Bt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la</text:p>
          </table:table-cell>
          <table:table-cell table:style-name="ce3" office:value-type="string">
            <text:p>Bt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 table:number-columns-repeated="2"/>
          <table:table-cell/>
          <table:table-cell table:style-name="ce3" office:value-type="string">
            <text:p>lɛn</text:p>
          </table:table-cell>
          <table:table-cell table:style-name="ce3" office:value-type="string">
            <text:p>Bi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A</text:p>
          </table:table-cell>
          <table:table-cell office:value-type="string">
            <text:p>to take out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 table:number-columns-repeated="2"/>
          <table:table-cell/>
          <table:table-cell table:style-name="ce3" office:value-type="string">
            <text:p>lakt</text:p>
          </table:table-cell>
          <table:table-cell table:style-name="ce3" office:value-type="string">
            <text:p>B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tick, to fall on; of dirt or colour, stains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 table:number-columns-repeated="2"/>
          <table:table-cell/>
          <table:table-cell table:style-name="ce3" office:value-type="string">
            <text:p>lom</text:p>
          </table:table-cell>
          <table:table-cell table:style-name="ce3" office:value-type="string">
            <text:p>Bt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eek, to search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 table:number-columns-repeated="2"/>
          <table:table-cell/>
          <table:table-cell table:style-name="ce3" office:value-type="string">
            <text:p>lop</text:p>
          </table:table-cell>
          <table:table-cell table:style-name="ce3" office:value-type="string">
            <text:p>Bt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atch, to arrest. to grab, to take hold of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table:style-name="ce3" office:value-type="string">
            <text:p>Bi&gt;A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table:style-name="ce3" office:value-type="string">
            <text:p>Bi&gt;A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A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table:style-name="ce3" office:value-type="string">
            <text:p>Bi&gt;Bt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6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 table:number-columns-repeated="2"/>
          <table:table-cell/>
          <table:table-cell table:style-name="ce3" office:value-type="string">
            <text:p>let</text:p>
          </table:table-cell>
          <table:table-cell table:style-name="ce3" office:value-type="string">
            <text:p>B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table:style-name="ce3" office:value-type="string">
            <text:p>le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table:style-name="ce3" office:value-type="string">
            <text:p>B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6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 table:number-columns-repeated="2"/>
          <table:table-cell/>
          <table:table-cell table:style-name="ce3" office:value-type="string">
            <text:p>liŋ</text:p>
          </table:table-cell>
          <table:table-cell table:style-name="ce3" office:value-type="string">
            <text:p>Bt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liːks</text:p>
          </table:table-cell>
          <table:table-cell table:style-name="ce3" office:value-type="string">
            <text:p>Bt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 table:number-columns-repeated="2"/>
          <table:table-cell/>
          <table:table-cell table:style-name="ce3" office:value-type="string">
            <text:p>lim</text:p>
          </table:table-cell>
          <table:table-cell table:style-name="ce3" office:value-type="string">
            <text:p>Bi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table:style-name="ce3" office:value-type="string">
            <text:p>Bi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6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 table:number-columns-repeated="2"/>
          <table:table-cell/>
          <table:table-cell table:style-name="ce3" office:value-type="string">
            <text:p>lokt</text:p>
          </table:table-cell>
          <table:table-cell table:style-name="ce3" office:value-type="string">
            <text:p>Bt</text:p>
          </table:table-cell>
          <table:table-cell office:value-type="string">
            <text:p>dig up the ground (of animal)</text:p>
          </table:table-cell>
          <table:table-cell/>
          <table:table-cell table:style-name="ce3" table:number-columns-repeated="3"/>
          <table:table-cell/>
          <table:table-cell table:style-name="ce3" office:value-type="string">
            <text:p>lɔŋs</text:p>
          </table:table-cell>
          <table:table-cell table:style-name="ce3" office:value-type="string">
            <text:p>Bt&gt;C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8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table:style-name="ce3" office:value-type="string">
            <text:p>Bi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table:style-name="ce3" office:value-type="string">
            <text:p>Bi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feel</text:p>
          </table:table-cell>
          <table:table-cell table:style-name="ce3" table:number-columns-repeated="2"/>
          <table:table-cell table:number-columns-repeated="1005"/>
        </table:table-row>
        <table:table-row table:style-name="ro9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office:value-type="string">
            <text:p>luk</text:p>
          </table:table-cell>
          <table:table-cell table:style-name="ce3" office:value-type="string">
            <text:p>Bt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table:style-name="ce3" office:value-type="string">
            <text:p>Bt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8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table:style-name="ce3" office:value-type="string">
            <text:p>Bt&gt;A</text:p>
          </table:table-cell>
          <table:table-cell office:value-type="string">
            <text:p>cover, hide 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lu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table:style-name="ce3" office:value-type="string">
            <text:p>Bi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 table:number-columns-repeated="2"/>
          <table:table-cell/>
          <table:table-cell table:style-name="ce3" office:value-type="string">
            <text:p>lut</text:p>
          </table:table-cell>
          <table:table-cell table:style-name="ce3" office:value-type="string">
            <text:p>B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tell (of a story)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ma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table:style-name="ce3" office:value-type="string">
            <text:p>Bi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ma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table:style-name="ce3" office:value-type="string">
            <text:p>Bt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table:style-name="ce3" office:value-type="string">
            <text:p>Bt</text:p>
          </table:table-cell>
          <table:table-cell office:value-type="string">
            <text:p>forget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man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forget</text:p>
          </table:table-cell>
          <table:table-cell table:style-name="ce3" table:number-columns-repeated="2"/>
          <table:table-cell table:style-name="ce7"/>
          <table:table-cell table:number-columns-repeated="1004"/>
        </table:table-row>
        <table:table-row table:style-name="ro6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 table:number-columns-repeated="2"/>
          <table:table-cell/>
          <table:table-cell table:style-name="ce3" office:value-type="string">
            <text:p>mot</text:p>
          </table:table-cell>
          <table:table-cell table:style-name="ce3" office:value-type="string">
            <text:p>Bi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 table:number-columns-repeated="3"/>
          <table:table-cell/>
          <table:table-cell table:style-name="ce3" office:value-type="string">
            <text:p>maːt</text:p>
          </table:table-cell>
          <table:table-cell table:style-name="ce3" office:value-type="string">
            <text:p>Bi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6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moŋ</text:p>
          </table:table-cell>
          <table:table-cell table:style-name="ce3" office:value-type="string">
            <text:p>Bi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A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table:style-name="ce3" office:value-type="string">
            <text:p>Bi&gt;A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1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 table:number-columns-repeated="2"/>
          <table:table-cell/>
          <table:table-cell table:style-name="ce3" office:value-type="string">
            <text:p>mop</text:p>
          </table:table-cell>
          <table:table-cell table:style-name="ce3" office:value-type="string">
            <text:p>Bt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t</text:p>
          </table:table-cell>
          <table:table-cell table:style-name="ce3" office:value-type="string">
            <text:p>Bt&gt;A</text:p>
          </table:table-cell>
          <table:table-cell table:style-name="ce3"/>
          <table:table-cell office:value-type="string">
            <text:p>to grab, snatch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 table:number-columns-repeated="2"/>
          <table:table-cell/>
          <table:table-cell table:style-name="ce3" table:number-columns-repeated="2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table:style-name="ce3" office:value-type="string">
            <text:p>B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 table:number-columns-repeated="2"/>
          <table:table-cell/>
          <table:table-cell table:style-name="ce3" office:value-type="string">
            <text:p>mu</text:p>
          </table:table-cell>
          <table:table-cell table:style-name="ce3" office:value-type="string">
            <text:p>Bi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e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 table:number-columns-repeated="2"/>
          <table:table-cell/>
          <table:table-cell table:style-name="ce3" office:value-type="string">
            <text:p>mu</text:p>
          </table:table-cell>
          <table:table-cell table:style-name="ce3" office:value-type="string">
            <text:p>Bt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table:style-name="ce3" office:value-type="string">
            <text:p>Bt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1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mu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table:style-name="ce3" office:value-type="string">
            <text:p>B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 table:number-columns-repeated="2"/>
          <table:table-cell/>
          <table:table-cell table:style-name="ce3" office:value-type="string">
            <text:p>nekt</text:p>
          </table:table-cell>
          <table:table-cell table:style-name="ce3" office:value-type="string">
            <text:p>B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Bi</text:p>
          </table:table-cell>
          <table:table-cell office:value-type="string">
            <text:p>to cover, be buried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 table:number-columns-repeated="2"/>
          <table:table-cell/>
          <table:table-cell table:style-name="ce3" office:value-type="string">
            <text:p>no-si</text:p>
          </table:table-cell>
          <table:table-cell table:style-name="ce3" office:value-type="string">
            <text:p>M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 table:number-columns-repeated="3"/>
          <table:table-cell/>
          <table:table-cell table:style-name="ce3" office:value-type="string">
            <text:p>nas</text:p>
          </table:table-cell>
          <table:table-cell table:style-name="ce3" office:value-type="string">
            <text:p>M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6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table:style-name="ce3" office:value-type="string">
            <text:p>Bt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Bt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table:style-name="ce3" office:value-type="string">
            <text:p>Bi&gt;C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9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table:style-name="ce3" office:value-type="string">
            <text:p>Bt</text:p>
          </table:table-cell>
          <table:table-cell office:value-type="string">
            <text:p>push, push away, press forward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nɛːpt</text:p>
          </table:table-cell>
          <table:table-cell table:style-name="ce3" office:value-type="string">
            <text:p>B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8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office:value-type="string">
            <text:p>nuk</text:p>
          </table:table-cell>
          <table:table-cell table:style-name="ce3" office:value-type="string">
            <text:p>Bt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<text:s/>to rub, knead; to roll spices to get the flavor out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table:style-name="ce3" office:value-type="string">
            <text:p>M</text:p>
          </table:table-cell>
          <table:table-cell office:value-type="string">
            <text:p>to be sprained, to be twisted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nuˀr</text:p>
          </table:table-cell>
          <table:table-cell table:style-name="ce3" office:value-type="string">
            <text:p>M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6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table:style-name="ce3" office:value-type="string">
            <text:p>Bi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table:style-name="ce3" office:value-type="string">
            <text:p>Bi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t</text:p>
          </table:table-cell>
          <table:table-cell office:value-type="string">
            <text:p>to disturb, irritate, annoy. 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table:style-name="ce3" office:value-type="string">
            <text:p>Bi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table:style-name="ce3" office:value-type="string">
            <text:p>Bi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10" table:number-columns-repeated="2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1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ŋa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table:style-name="ce3" office:value-type="string">
            <text:p>B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table:style-name="ce3" office:value-type="string">
            <text:p>Bi&gt;A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table:style-name="ce3" office:value-type="string">
            <text:p>Bi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office:value-type="string">
            <text:p>ŋi</text:p>
          </table:table-cell>
          <table:table-cell table:style-name="ce3" office:value-type="string">
            <text:p>Bt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nis</text:p>
          </table:table-cell>
          <table:table-cell table:style-name="ce3" office:value-type="string">
            <text:p>Bt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ŋo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table:style-name="ce3" office:value-type="string">
            <text:p>Bt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 table:number-columns-repeated="2"/>
          <table:table-cell/>
          <table:table-cell table:style-name="ce3" office:value-type="string">
            <text:p>pi</text:p>
          </table:table-cell>
          <table:table-cell table:style-name="ce3" office:value-type="string">
            <text:p>B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Bt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table:style-name="ce3" office:value-type="string">
            <text:p>Bi&gt;Bt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6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table:style-name="ce3" office:value-type="string">
            <text:p>Bi&gt;A+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table:style-name="ce3" office:value-type="string">
            <text:p>B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A&gt;Bi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table:style-name="ce3" office:value-type="string">
            <text:p>Bi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table:style-name="ce3" office:value-type="string">
            <text:p>Bt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table:style-name="ce3" office:value-type="string">
            <text:p>Bt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 table:number-columns-repeated="2"/>
          <table:table-cell/>
          <table:table-cell table:style-name="ce3" office:value-type="string">
            <text:p>phi</text:p>
          </table:table-cell>
          <table:table-cell table:style-name="ce3" office:value-type="string">
            <text:p>B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phɛn</text:p>
          </table:table-cell>
          <table:table-cell table:style-name="ce3" office:value-type="string">
            <text:p>Bi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table:style-name="ce3" office:value-type="string">
            <text:p>Bt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table:style-name="ce3" office:value-type="string">
            <text:p>Bt&gt;A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 table:number-columns-repeated="2"/>
          <table:table-cell/>
          <table:table-cell table:style-name="ce3" office:value-type="string">
            <text:p>phɛnt</text:p>
          </table:table-cell>
          <table:table-cell table:style-name="ce3" office:value-type="string">
            <text:p>B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hang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pʰe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table:style-name="ce3" office:value-type="string">
            <text:p>B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 table:number-columns-repeated="2"/>
          <table:table-cell/>
          <table:table-cell table:style-name="ce3" office:value-type="string">
            <text:p>phipt</text:p>
          </table:table-cell>
          <table:table-cell table:style-name="ce3" office:value-type="string">
            <text:p>B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uck, to absorb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 table:number-columns-repeated="2"/>
          <table:table-cell/>
          <table:table-cell table:style-name="ce3" office:value-type="string">
            <text:p>phlo</text:p>
          </table:table-cell>
          <table:table-cell table:style-name="ce3" office:value-type="string">
            <text:p>Bt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16" office:value-type="string">
            <text:p>pʰa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table:style-name="ce3" office:value-type="string">
            <text:p>Bt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6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table:style-name="ce3" office:value-type="string">
            <text:p>Bt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table:style-name="ce3" office:value-type="string">
            <text:p>Bt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table:style-name="ce3" office:value-type="string">
            <text:p>Bt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table:style-name="ce3" office:value-type="string">
            <text:p>Bt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phaːks</text:p>
          </table:table-cell>
          <table:table-cell table:style-name="ce3" office:value-type="string">
            <text:p>Bt&gt;C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3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table:style-name="ce3" office:value-type="string">
            <text:p>Bt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table:style-name="ce3" office:value-type="string">
            <text:p>Bt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table:style-name="ce3" office:value-type="string">
            <text:p>Bt&gt;V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table:style-name="ce3" office:value-type="string">
            <text:p>Bt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V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3" office:value-type="string">
            <text:p>Bt&gt;V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 table:number-columns-repeated="2"/>
          <table:table-cell/>
          <table:table-cell table:style-name="ce3" office:value-type="string">
            <text:p>pil</text:p>
          </table:table-cell>
          <table:table-cell table:style-name="ce3" office:value-type="string">
            <text:p>Bt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l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table:style-name="ce3" office:value-type="string">
            <text:p>Bt&gt;A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6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table:style-name="ce3" office:value-type="string">
            <text:p>Bt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table:style-name="ce3" office:value-type="string">
            <text:p>Bt&gt;A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table:style-name="ce3" office:value-type="string">
            <text:p>Bt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table:style-name="ce3" office:value-type="string">
            <text:p>B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 table:number-columns-repeated="2"/>
          <table:table-cell/>
          <table:table-cell table:style-name="ce3" office:value-type="string">
            <text:p>bhokt</text:p>
          </table:table-cell>
          <table:table-cell table:style-name="ce3" office:value-type="string">
            <text:p>Bt&gt;V&gt;A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table:style-name="ce3" office:value-type="string">
            <text:p>bʰo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to mend, to patch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table:style-name="ce3" office:value-type="string">
            <text:p>Bi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table:style-name="ce3" office:value-type="string">
            <text:p>Bi&gt;D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loom</text:p>
          </table:table-cell>
          <table:table-cell table:style-name="ce3" table:number-columns-repeated="2"/>
          <table:table-cell table:style-name="ce7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table:style-name="ce3" office:value-type="string">
            <text:p>B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table:style-name="ce3" office:value-type="string">
            <text:p>Bt&gt;A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Bt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Bt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table:style-name="ce3" office:value-type="string">
            <text:p>Bt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8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 table:number-columns-repeated="2"/>
          <table:table-cell/>
          <table:table-cell table:style-name="ce3" office:value-type="string">
            <text:p>prɛm</text:p>
          </table:table-cell>
          <table:table-cell table:style-name="ce3" office:value-type="string">
            <text:p>Bt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V&gt;A</text:p>
          </table:table-cell>
          <table:table-cell office:value-type="string">
            <text:p>to scratch, to tear (at the wall); to grab (with claws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table:style-name="ce3" office:value-type="string">
            <text:p>Bi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table:style-name="ce3" office:value-type="string">
            <text:p>Bi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 table:number-columns-repeated="2"/>
          <table:table-cell table:style-name="ce7"/>
          <table:table-cell table:style-name="ce3" office:value-type="string">
            <text:p>pum</text:p>
          </table:table-cell>
          <table:table-cell table:style-name="ce3" office:value-type="string">
            <text:p>B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V&gt;A</text:p>
          </table:table-cell>
          <table:table-cell office:value-type="string">
            <text:p>to hold tightly (in the fists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table:style-name="ce7" office:value-type="string">
            <text:p>r[e|ɛ]kt</text:p>
          </table:table-cell>
          <table:table-cell table:style-name="ce7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 table:number-columns-repeated="2"/>
          <table:table-cell/>
          <table:table-cell table:style-name="ce3" office:value-type="string">
            <text:p>rukt</text:p>
          </table:table-cell>
          <table:table-cell table:style-name="ce3" office:value-type="string">
            <text:p>B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ɔks</text:p>
          </table:table-cell>
          <table:table-cell table:style-name="ce3" office:value-type="string">
            <text:p>Bt&gt;C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4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 table:number-columns-repeated="2"/>
          <table:table-cell/>
          <table:table-cell table:style-name="ce3" office:value-type="string">
            <text:p>rup</text:p>
          </table:table-cell>
          <table:table-cell table:style-name="ce3" office:value-type="string">
            <text:p>Bt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reak into pieces (intentionally, as of firewood; especially by hand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roŋ</text:p>
          </table:table-cell>
          <table:table-cell table:style-name="ce3" office:value-type="string">
            <text:p>Bt</text:p>
          </table:table-cell>
          <table:table-cell office:value-type="string">
            <text:p>use</text:p>
          </table:table-cell>
          <table:table-cell/>
          <table:table-cell table:style-name="ce3" table:number-columns-repeated="3"/>
          <table:table-cell/>
          <table:table-cell table:style-name="ce3" office:value-type="string">
            <text:p>jaŋ</text:p>
          </table:table-cell>
          <table:table-cell table:style-name="ce3" office:value-type="string">
            <text:p>Bt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roŋt</text:p>
          </table:table-cell>
          <table:table-cell table:style-name="ce3" office:value-type="string">
            <text:p>Bi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dry strongly, parch; tan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table:style-name="ce7" office:value-type="string">
            <text:p>re[t]</text:p>
          </table:table-cell>
          <table:table-cell table:style-name="ce7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3" office:value-type="string">
            <text:p>Bi</text:p>
          </table:table-cell>
          <table:table-cell table:style-name="ce7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3" office:value-type="string">
            <text:p>Bi</text:p>
          </table:table-cell>
          <table:table-cell table:style-name="ce7" office:value-type="string">
            <text:p>laugh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table:style-name="ce3" office:value-type="string">
            <text:p>Bi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7" office:value-type="string">
            <text:p>rɛp</text:p>
          </table:table-cell>
          <table:table-cell table:style-name="ce7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3" office:value-type="string">
            <text:p>Bi</text:p>
          </table:table-cell>
          <table:table-cell table:style-name="ce7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3" office:value-type="string">
            <text:p>Bi</text:p>
          </table:table-cell>
          <table:table-cell table:style-name="ce7" office:value-type="string">
            <text:p>stand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ep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table:style-name="ce3" office:value-type="string">
            <text:p>Bi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 table:number-columns-repeated="2"/>
          <table:table-cell/>
          <table:table-cell table:style-name="ce3" office:value-type="string">
            <text:p>ri</text:p>
          </table:table-cell>
          <table:table-cell table:style-name="ce3" office:value-type="string">
            <text:p>B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iːr</text:p>
          </table:table-cell>
          <table:table-cell table:style-name="ce3" office:value-type="string">
            <text:p>Bi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 table:number-columns-repeated="2"/>
          <table:table-cell/>
          <table:table-cell table:style-name="ce3" office:value-type="string">
            <text:p>riŋ</text:p>
          </table:table-cell>
          <table:table-cell table:style-name="ce3" office:value-type="string">
            <text:p>Bt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Bi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table:style-name="ce3" office:value-type="string">
            <text:p>Bt&gt;Bi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6">
          <table:table-cell table:style-name="ce7" office:value-type="string">
            <text:p>ront</text:p>
          </table:table-cell>
          <table:table-cell table:style-name="ce7" office:value-type="string">
            <text:p>ont</text:p>
          </table:table-cell>
          <table:table-cell table:style-name="ce3" table:number-columns-repeated="2"/>
          <table:table-cell table:style-name="ce7"/>
          <table:table-cell table:style-name="ce3" office:value-type="string">
            <text:p>ront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make a hole from the bottom</text:p>
          </table:table-cell>
          <table:table-cell table:style-name="ce7" office:value-type="string">
            <text:p>vt</text:p>
          </table:table-cell>
          <table:table-cell table:style-name="ce3" office:value-type="string">
            <text:p>ro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ierc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 table:number-columns-repeated="2"/>
          <table:table-cell/>
          <table:table-cell table:style-name="ce3" office:value-type="string">
            <text:p>rokt</text:p>
          </table:table-cell>
          <table:table-cell table:style-name="ce3" office:value-type="string">
            <text:p>Bt&gt;A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ɔk </text:p>
          </table:table-cell>
          <table:table-cell table:style-name="ce3" office:value-type="string">
            <text:p>Bt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9">
          <table:table-cell table:style-name="ce7" office:value-type="string">
            <text:p>ru[m|p]t &gt; rups</text:p>
          </table:table-cell>
          <table:table-cell table:style-name="ce7" office:value-type="string">
            <text:p>umt</text:p>
          </table:table-cell>
          <table:table-cell table:style-name="ce3" table:number-columns-repeated="2"/>
          <table:table-cell table:style-name="ce7"/>
          <table:table-cell table:style-name="ce3" office:value-type="string">
            <text:p>rumt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coil around (a stick, tree), cut around (ridge)</text:p>
          </table:table-cell>
          <table:table-cell table:style-name="ce7"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ups</text:p>
          </table:table-cell>
          <table:table-cell table:style-name="ce8" office:value-type="string">
            <text:p>Bt&gt;C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8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 table:number-columns-repeated="2"/>
          <table:table-cell/>
          <table:table-cell table:style-name="ce3" office:value-type="string">
            <text:p>ruŋt</text:p>
          </table:table-cell>
          <table:table-cell table:style-name="ce3" office:value-type="string">
            <text:p>B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17" office:value-type="string">
            <text:p>ruŋ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table:style-name="ce3" office:value-type="string">
            <text:p>B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5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table:style-name="ce3" office:value-type="string">
            <text:p>B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table:style-name="ce3" office:value-type="string">
            <text:p>B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lean thoroughly, make clean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table:style-name="ce3" office:value-type="string">
            <text:p>B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table:style-name="ce3" office:value-type="string">
            <text:p>B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know, to know about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 table:number-columns-repeated="2"/>
          <table:table-cell/>
          <table:table-cell table:style-name="ce3" office:value-type="string">
            <text:p>sA</text:p>
          </table:table-cell>
          <table:table-cell table:style-name="ce3" office:value-type="string">
            <text:p>Bt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a</text:p>
          </table:table-cell>
          <table:table-cell table:style-name="ce3" office:value-type="string">
            <text:p>Bt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6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 table:number-columns-repeated="2"/>
          <table:table-cell/>
          <table:table-cell table:style-name="ce3" office:value-type="string">
            <text:p>sak</text:p>
          </table:table-cell>
          <table:table-cell table:style-name="ce3" office:value-type="string">
            <text:p>Bt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t</text:p>
          </table:table-cell>
          <table:table-cell table:style-name="ce3" office:value-type="string">
            <text:p>vt</text:p>
          </table:table-cell>
          <table:table-cell table:style-name="ce8" office:value-type="string">
            <text:p>Bt&gt;A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table:style-name="ce8" office:value-type="string">
            <text:p>Bt&gt;A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9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table:style-name="ce3" office:value-type="string">
            <text:p>Bt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table:style-name="ce3" office:value-type="string">
            <text:p>Bt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sɛnt</text:p>
          </table:table-cell>
          <table:table-cell table:style-name="ce3" office:value-type="string">
            <text:p>Bt&gt;A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seŋs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Bt&gt;M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table:style-name="ce3" office:value-type="string">
            <text:p>Bi</text:p>
          </table:table-cell>
          <table:table-cell office:value-type="string">
            <text:p>clear off (of weather)</text:p>
          </table:table-cell>
          <table:table-cell table:number-columns-repeated="1004"/>
        </table:table-row>
        <table:table-row table:style-name="ro10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table:style-name="ce3" office:value-type="string">
            <text:p>B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table:style-name="ce3" office:value-type="string">
            <text:p>B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Bi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table:style-name="ce3" office:value-type="string">
            <text:p>B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10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Bi</text:p>
          </table:table-cell>
          <table:table-cell office:value-type="string">
            <text:p>di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sɨ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B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table:style-name="ce3" office:value-type="string">
            <text:p>B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table:style-name="ce3"/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ear fruit</text:p>
          </table:table-cell>
          <table:table-cell table:style-name="ce3" table:number-columns-repeated="2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6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table:style-name="ce3" office:value-type="string">
            <text:p>Bi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table:style-name="ce3" office:value-type="string">
            <text:p>Bi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 table:number-columns-repeated="2"/>
          <table:table-cell/>
          <table:table-cell table:style-name="ce3" office:value-type="string">
            <text:p>simt</text:p>
          </table:table-cell>
          <table:table-cell table:style-name="ce3" office:value-type="string">
            <text:p>Bi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</text:p>
          </table:table-cell>
          <table:table-cell office:value-type="string">
            <text:p>to numb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 table:number-columns-repeated="2"/>
          <table:table-cell/>
          <table:table-cell table:style-name="ce3" office:value-type="string">
            <text:p>sol</text:p>
          </table:table-cell>
          <table:table-cell table:style-name="ce3" office:value-type="string">
            <text:p>Bt&gt;Bi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l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lide down; to flatter, coax</text:p>
          </table:table-cell>
          <table:table-cell table:style-name="ce3" table:number-columns-repeated="2"/>
          <table:table-cell table:number-columns-repeated="1005"/>
        </table:table-row>
        <table:table-row table:style-name="ro9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table:style-name="ce3" office:value-type="string">
            <text:p>Bt&gt;A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table:style-name="ce3" office:value-type="string">
            <text:p>Bt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table:style-name="ce3" office:value-type="string">
            <text:p>Bi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table:style-name="ce3" office:value-type="string">
            <text:p>Bi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su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table:style-name="ce3" office:value-type="string">
            <text:p>Bt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6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 table:number-columns-repeated="2"/>
          <table:table-cell/>
          <table:table-cell table:style-name="ce3" office:value-type="string">
            <text:p>suŋ</text:p>
          </table:table-cell>
          <table:table-cell table:style-name="ce3" office:value-type="string">
            <text:p>Bt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uŋ</text:p>
          </table:table-cell>
          <table:table-cell table:style-name="ce3" office:value-type="string">
            <text:p>Bt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 table:number-columns-repeated="2"/>
          <table:table-cell/>
          <table:table-cell table:style-name="ce3" office:value-type="string">
            <text:p>su</text:p>
          </table:table-cell>
          <table:table-cell table:style-name="ce3" office:value-type="string">
            <text:p>Bi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s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table:style-name="ce3" office:value-type="string">
            <text:p>Bi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 table:number-columns-repeated="2"/>
          <table:table-cell/>
          <table:table-cell table:style-name="ce3" office:value-type="string">
            <text:p>tel</text:p>
          </table:table-cell>
          <table:table-cell table:style-name="ce3" office:value-type="string">
            <text:p>Bt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l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uproot; to pull out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table:style-name="ce8" office:value-type="string">
            <text:p>Bi&gt;A</text:p>
          </table:table-cell>
          <table:table-cell office:value-type="string">
            <text:p>cause to escape</text:p>
          </table:table-cell>
          <table:table-cell table:style-name="ce8" office:value-type="string">
            <text:p>ter</text:p>
          </table:table-cell>
          <table:table-cell table:style-name="ce8" office:value-type="string">
            <text:p>Bi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table:style-name="ce3" office:value-type="string">
            <text:p>Bt</text:p>
          </table:table-cell>
          <table:table-cell office:value-type="string">
            <text:p>support, give assistance, control</text:p>
          </table:table-cell>
          <table:table-cell table:style-name="ce3" office:value-type="string">
            <text:p>tikt</text:p>
          </table:table-cell>
          <table:table-cell table:style-name="ce3" office:value-type="string">
            <text:p>B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thukt</text:p>
          </table:table-cell>
          <table:table-cell table:style-name="ce3" office:value-type="string">
            <text:p>B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9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 table:number-columns-repeated="2"/>
          <table:table-cell/>
          <table:table-cell table:style-name="ce3" office:value-type="string">
            <text:p>ta</text:p>
          </table:table-cell>
          <table:table-cell table:style-name="ce3" office:value-type="string">
            <text:p>Bt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tha</text:p>
          </table:table-cell>
          <table:table-cell table:style-name="ce3" office:value-type="string">
            <text:p>Bt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2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 table:number-columns-repeated="2"/>
          <table:table-cell/>
          <table:table-cell table:style-name="ce3" office:value-type="string">
            <text:p>tɛnt</text:p>
          </table:table-cell>
          <table:table-cell table:style-name="ce3" office:value-type="string">
            <text:p>B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table:style-name="ce3" office:value-type="string">
            <text:p>B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6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dʰa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C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table:style-name="ce3" office:value-type="string">
            <text:p>Bt&gt;C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10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 table:number-columns-repeated="2"/>
          <table:table-cell/>
          <table:table-cell table:style-name="ce3" office:value-type="string">
            <text:p>tô</text:p>
          </table:table-cell>
          <table:table-cell table:style-name="ce3" office:value-type="string">
            <text:p>A&gt;N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 table:number-columns-repeated="3"/>
          <table:table-cell/>
          <table:table-cell table:style-name="ce3" office:value-type="string">
            <text:p>thak</text:p>
          </table:table-cell>
          <table:table-cell table:style-name="ce3"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 table:number-columns-repeated="2"/>
          <table:table-cell/>
          <table:table-cell table:style-name="ce3" office:value-type="string">
            <text:p>tot</text:p>
          </table:table-cell>
          <table:table-cell table:style-name="ce3" office:value-type="string">
            <text:p>Bi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e seen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 table:number-columns-repeated="2"/>
          <table:table-cell/>
          <table:table-cell table:style-name="ce3" office:value-type="string">
            <text:p>tekt</text:p>
          </table:table-cell>
          <table:table-cell table:style-name="ce3" office:value-type="string">
            <text:p>B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table:style-name="ce3"/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 table:number-columns-repeated="2"/>
          <table:table-cell/>
          <table:table-cell table:style-name="ce3" office:value-type="string">
            <text:p>thɛm</text:p>
          </table:table-cell>
          <table:table-cell table:style-name="ce3" office:value-type="string">
            <text:p>Bi</text:p>
          </table:table-cell>
          <table:table-cell office:value-type="string">
            <text:p>lose (one's way)</text:p>
          </table:table-cell>
          <table:table-cell office:value-type="string">
            <text:p>vi</text:p>
          </table:table-cell>
          <table:table-cell table:style-name="ce3" office:value-type="string">
            <text:p>tʰem</text:p>
          </table:table-cell>
          <table:table-cell table:style-name="ce3" office:value-type="string">
            <text:p>vi</text:p>
          </table:table-cell>
          <table:table-cell table:style-name="ce3"/>
          <table:table-cell table:style-name="ce7" office:value-type="string">
            <text:p>be lost</text:p>
          </table:table-cell>
          <table:table-cell table:style-name="ce3" table:number-columns-repeated="2"/>
          <table:table-cell table:style-name="ce7" table:number-columns-repeated="2"/>
          <table:table-cell table:number-columns-repeated="1003"/>
        </table:table-row>
        <table:table-row table:style-name="ro6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 table:number-columns-repeated="2"/>
          <table:table-cell/>
          <table:table-cell table:style-name="ce3" office:value-type="string">
            <text:p>thent</text:p>
          </table:table-cell>
          <table:table-cell table:style-name="ce3" office:value-type="string">
            <text:p>B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lift up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tʰaŋ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Bt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table:style-name="ce3" office:value-type="string">
            <text:p>Bt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5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bring sth in an upright position by resting it against smth els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ʰa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table:style-name="ce7" office:value-type="string">
            <text:p>to make stand</text:p>
          </table:table-cell>
          <table:table-cell table:style-name="ce10" table:number-columns-repeated="2"/>
          <table:table-cell table:style-name="ce11"/>
          <table:table-cell table:style-name="ce7"/>
          <table:table-cell table:number-columns-repeated="1003"/>
        </table:table-row>
        <table:table-row table:style-name="ro9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 table:number-columns-repeated="2"/>
          <table:table-cell/>
          <table:table-cell table:style-name="ce3" office:value-type="string">
            <text:p>thint</text:p>
          </table:table-cell>
          <table:table-cell table:style-name="ce3" office:value-type="string">
            <text:p>Bi&gt;A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A</text:p>
          </table:table-cell>
          <table:table-cell office:value-type="string">
            <text:p>to rise, to wake up (from sleep); to stand up (from chair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table:style-name="ce3" office:value-type="string">
            <text:p>Bt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table:style-name="ce3" office:value-type="string">
            <text:p>B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tʰo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table:style-name="ce3" office:value-type="string">
            <text:p>B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9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 table:number-columns-repeated="2"/>
          <table:table-cell/>
          <table:table-cell table:style-name="ce3" office:value-type="string">
            <text:p>thuŋt</text:p>
          </table:table-cell>
          <table:table-cell table:style-name="ce3" office:value-type="string">
            <text:p>B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 table:number-columns-repeated="3"/>
          <table:table-cell table:style-name="ce7"/>
          <table:table-cell table:style-name="ce3" office:value-type="string">
            <text:p>thoks</text:p>
          </table:table-cell>
          <table:table-cell table:style-name="ce3" office:value-type="string">
            <text:p>Bt&gt;C</text:p>
          </table:table-cell>
          <table:table-cell table:style-name="ce7" office:value-type="string">
            <text:p>to butt, to gore, to strike (with the head or horn)</text:p>
          </table:table-cell>
          <table:table-cell table:style-name="ce7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table:style-name="ce3" office:value-type="string">
            <text:p>Bt</text:p>
          </table:table-cell>
          <table:table-cell office:value-type="string">
            <text:p>spit at someon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ʰu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table:style-name="ce3" office:value-type="string">
            <text:p>Bt&gt;A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di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table:style-name="ce3" office:value-type="string">
            <text:p>Bt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14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dʰo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table:style-name="ce3" office:value-type="string">
            <text:p>Bt&gt;C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 table:number-columns-repeated="2"/>
          <table:table-cell/>
          <table:table-cell table:style-name="ce3" office:value-type="string">
            <text:p>ʦek</text:p>
          </table:table-cell>
          <table:table-cell table:style-name="ce3" office:value-type="string">
            <text:p>Bi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D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table:style-name="ce3" office:value-type="string">
            <text:p>Bi&gt;D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6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 table:number-columns-repeated="2"/>
          <table:table-cell/>
          <table:table-cell table:style-name="ce3" office:value-type="string">
            <text:p>ʦekt</text:p>
          </table:table-cell>
          <table:table-cell table:style-name="ce3" office:value-type="string">
            <text:p>B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table:style-name="ce3" office:value-type="string">
            <text:p>B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table:style-name="ce3" office:value-type="string">
            <text:p>B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table:style-name="ce3" office:value-type="string">
            <text:p>B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 table:number-columns-repeated="2"/>
          <table:table-cell/>
          <table:table-cell table:style-name="ce3" office:value-type="string">
            <text:p>ʦept</text:p>
          </table:table-cell>
          <table:table-cell table:style-name="ce3" office:value-type="string">
            <text:p>Bt&gt;A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C</text:p>
          </table:table-cell>
          <table:table-cell office:value-type="string">
            <text:p>to taste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table:style-name="ce3" office:value-type="string">
            <text:p>Bt&gt;A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table:style-name="ce3" office:value-type="string">
            <text:p>Bt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table:style-name="ce3" office:value-type="string">
            <text:p>Bi&gt;M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table:style-name="ce3" office:value-type="string">
            <text:p>Bi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 table:number-columns-repeated="2"/>
          <table:table-cell/>
          <table:table-cell table:style-name="ce3" office:value-type="string">
            <text:p>ʦok</text:p>
          </table:table-cell>
          <table:table-cell table:style-name="ce3" office:value-type="string">
            <text:p>Bt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hisel into shap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 table:number-columns-repeated="2"/>
          <table:table-cell/>
          <table:table-cell table:style-name="ce3" office:value-type="string">
            <text:p>ʦom</text:p>
          </table:table-cell>
          <table:table-cell table:style-name="ce3" office:value-type="string">
            <text:p>Bt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C</text:p>
          </table:table-cell>
          <table:table-cell office:value-type="string">
            <text:p>to splice (with an axe)</text:p>
          </table:table-cell>
          <table:table-cell table:style-name="ce3" table:number-columns-repeated="2"/>
          <table:table-cell table:number-columns-repeated="1005"/>
        </table:table-row>
        <table:table-row table:style-name="ro9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ʦoŋ</text:p>
          </table:table-cell>
          <table:table-cell table:style-name="ce3" office:value-type="string">
            <text:p>Bt</text:p>
          </table:table-cell>
          <table:table-cell office:value-type="string">
            <text:p>make a heap</text:p>
          </table:table-cell>
          <table:table-cell office:value-type="string">
            <text:p>vt</text:p>
          </table:table-cell>
          <table:table-cell table:style-name="ce3" office:value-type="string">
            <text:p>cʰaŋ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stack up disorderly, pile unequal things onto one another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 table:number-columns-repeated="2"/>
          <table:table-cell/>
          <table:table-cell table:style-name="ce3" office:value-type="string">
            <text:p>ʦek</text:p>
          </table:table-cell>
          <table:table-cell table:style-name="ce3" office:value-type="string">
            <text:p>Bt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table:style-name="ce3" office:value-type="string">
            <text:p>Bt&gt;A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table:style-name="ce3" office:value-type="string">
            <text:p>B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table:style-name="ce3" office:value-type="string">
            <text:p>B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each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 table:number-columns-repeated="2"/>
          <table:table-cell/>
          <table:table-cell table:style-name="ce3" office:value-type="string">
            <text:p>ʦhem</text:p>
          </table:table-cell>
          <table:table-cell table:style-name="ce3" office:value-type="string">
            <text:p>Bt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attract, to cal</text:p>
          </table:table-cell>
          <table:table-cell table:style-name="ce3" table:number-columns-repeated="2"/>
          <table:table-cell table:number-columns-repeated="1005"/>
        </table:table-row>
        <table:table-row table:style-name="ro15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 table:number-columns-repeated="2"/>
          <table:table-cell/>
          <table:table-cell table:style-name="ce3" office:value-type="string">
            <text:p>ʦhelt</text:p>
          </table:table-cell>
          <table:table-cell table:style-name="ce3" office:value-type="string">
            <text:p>Bt&gt;M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sɛˀr</text:p>
          </table:table-cell>
          <table:table-cell table:style-name="ce3" office:value-type="string">
            <text:p>Bt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 table:number-columns-repeated="2"/>
          <table:table-cell/>
          <table:table-cell table:style-name="ce3" office:value-type="string">
            <text:p>ʦhik</text:p>
          </table:table-cell>
          <table:table-cell table:style-name="ce3" office:value-type="string">
            <text:p>Bi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ciːkt </text:p>
          </table:table-cell>
          <table:table-cell table:style-name="ce3" office:value-type="string">
            <text:p>Bi&gt;M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ʰuŋs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table:style-name="ce3" office:value-type="string">
            <text:p>Bi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 table:number-columns-repeated="2"/>
          <table:table-cell/>
          <table:table-cell table:style-name="ce3" office:value-type="string">
            <text:p>ʦhu</text:p>
          </table:table-cell>
          <table:table-cell table:style-name="ce3" office:value-type="string">
            <text:p>Bi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sus</text:p>
          </table:table-cell>
          <table:table-cell table:style-name="ce3" office:value-type="string">
            <text:p>Bi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table:style-name="ce3" office:value-type="string">
            <text:p>B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table:style-name="ce3" office:value-type="string">
            <text:p>B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 table:number-columns-repeated="2"/>
          <table:table-cell/>
          <table:table-cell table:style-name="ce3" office:value-type="string">
            <text:p>ʦim</text:p>
          </table:table-cell>
          <table:table-cell table:style-name="ce3" office:value-type="string">
            <text:p>Bt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iːpt</text:p>
          </table:table-cell>
          <table:table-cell table:style-name="ce3" office:value-type="string">
            <text:p>Bt&gt;A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6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table:style-name="ce3" office:value-type="string">
            <text:p>Bi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table:style-name="ce3" office:value-type="string">
            <text:p>Bi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table:style-name="ce3" office:value-type="string">
            <text:p>B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table:style-name="ce3" office:value-type="string">
            <text:p>B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table:style-name="ce3" office:value-type="string">
            <text:p>Bt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table:style-name="ce3" office:value-type="string">
            <text:p>Bt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table:style-name="ce3" office:value-type="string">
            <text:p>Bt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table:style-name="ce3" office:value-type="string">
            <text:p>Bt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ʰi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table:style-name="ce3" office:value-type="string">
            <text:p>B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 table:number-columns-repeated="2"/>
          <table:table-cell/>
          <table:table-cell table:style-name="ce3" office:value-type="string">
            <text:p>ʦor</text:p>
          </table:table-cell>
          <table:table-cell table:style-name="ce3" office:value-type="string">
            <text:p>Bt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r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ay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table:style-name="ce3" office:value-type="string">
            <text:p>Bi&gt;M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table:style-name="ce3" office:value-type="string">
            <text:p>Bi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M</text:p>
          </table:table-cell>
          <table:table-cell table:style-name="ce7" office:value-type="string">
            <text:p>to jump, land (birds, planes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ʦum</text:p>
          </table:table-cell>
          <table:table-cell table:style-name="ce3"/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prepare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ʰu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table:style-name="ce3" office:value-type="string">
            <text:p>Bt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 table:number-columns-repeated="2"/>
          <table:table-cell/>
          <table:table-cell table:style-name="ce3" office:value-type="string">
            <text:p>ʦurt</text:p>
          </table:table-cell>
          <table:table-cell table:style-name="ce3" office:value-type="string">
            <text:p>Bi&gt;D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A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table:style-name="ce3" office:value-type="string">
            <text:p>Bi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 table:number-columns-repeated="2"/>
          <table:table-cell/>
          <table:table-cell table:style-name="ce3" office:value-type="string">
            <text:p>tsukt</text:p>
          </table:table-cell>
          <table:table-cell table:style-name="ce3" office:value-type="string">
            <text:p>B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okt</text:p>
          </table:table-cell>
          <table:table-cell table:style-name="ce3" office:value-type="string">
            <text:p>B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9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table:style-name="ce3" office:value-type="string">
            <text:p>Bt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table:style-name="ce3" office:value-type="string">
            <text:p>Bt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 table:number-columns-repeated="2"/>
          <table:table-cell/>
          <table:table-cell table:style-name="ce3" office:value-type="string">
            <text:p>tumt</text:p>
          </table:table-cell>
          <table:table-cell table:style-name="ce3" office:value-type="string">
            <text:p>B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trace; to search following the signs left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table:style-name="ce3" office:value-type="string">
            <text:p>Bt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table:style-name="ce3" office:value-type="string">
            <text:p>Bt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table:style-name="ce3" office:value-type="string">
            <text:p>Bt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2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table:style-name="ce3" office:value-type="string">
            <text:p>Bt&gt;A</text:p>
          </table:table-cell>
          <table:table-cell office:value-type="string">
            <text:p>beat, strike</text:p>
          </table:table-cell>
          <table:table-cell table:style-name="ce3" office:value-type="string">
            <text:p>Bt</text:p>
          </table:table-cell>
          <table:table-cell table:style-name="ce3"/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table:style-name="ce3" office:value-type="string">
            <text:p>Bt&gt;N</text:p>
          </table:table-cell>
          <table:table-cell table:style-name="ce3" office:value-type="string">
            <text:p>N</text:p>
          </table:table-cell>
          <table:table-cell office:value-type="string">
            <text:p>blacksmith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 table:number-columns-repeated="2"/>
          <table:table-cell/>
          <table:table-cell table:style-name="ce3" office:value-type="string">
            <text:p>dhuk</text:p>
          </table:table-cell>
          <table:table-cell table:style-name="ce3" office:value-type="string">
            <text:p>Bi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s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Bt&gt;M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table:style-name="ce3" office:value-type="string">
            <text:p>Bi&gt;A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14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wa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table:style-name="ce3" office:value-type="string">
            <text:p>B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 table:number-columns-repeated="2"/>
          <table:table-cell/>
          <table:table-cell table:style-name="ce3" office:value-type="string">
            <text:p>wɛp</text:p>
          </table:table-cell>
          <table:table-cell table:style-name="ce3" office:value-type="string">
            <text:p>Bt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coop, to get water out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woŋ</text:p>
          </table:table-cell>
          <table:table-cell table:style-name="ce3" office:value-type="string">
            <text:p>Bi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enter, arrive, come; reach (at); to climb</text:p>
          </table:table-cell>
          <table:table-cell table:style-name="ce3" table:number-columns-repeated="2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8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 table:number-columns-repeated="2"/>
          <table:table-cell/>
          <table:table-cell table:style-name="ce3" office:value-type="string">
            <text:p>ʔemt</text:p>
          </table:table-cell>
          <table:table-cell table:style-name="ce3" office:value-type="string">
            <text:p>Bi&gt;D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am</text:p>
          </table:table-cell>
          <table:table-cell table:style-name="ce3" office:value-type="string">
            <text:p>Bi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9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 table:number-columns-repeated="2"/>
          <table:table-cell/>
          <table:table-cell table:style-name="ce3" office:value-type="string">
            <text:p>ʔak-khot</text:p>
          </table:table-cell>
          <table:table-cell table:style-name="ce3" office:value-type="string">
            <text:p>Bi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D</text:p>
          </table:table-cell>
          <table:table-cell office:value-type="string">
            <text:p>to feel pain, strong pain; to suffer heavily; almost die</text:p>
          </table:table-cell>
          <table:table-cell table:style-name="ce3" table:number-columns-repeated="2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8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table:style-name="ce3" office:value-type="string">
            <text:p>Bt&gt;A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table:style-name="ce3" office:value-type="string">
            <text:p>Bt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table:style-name="ce3" office:value-type="string">
            <text:p>Bt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 table:number-columns-repeated="2"/>
          <table:table-cell/>
          <table:table-cell table:style-name="ce3" office:value-type="string">
            <text:p>ʔe</text:p>
          </table:table-cell>
          <table:table-cell table:style-name="ce3" office:value-type="string">
            <text:p>Bi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15" office:value-type="string">
            <text:p>es</text:p>
          </table:table-cell>
          <table:table-cell table:style-name="ce15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Bi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6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 table:number-columns-repeated="2"/>
          <table:table-cell table:style-name="ce7"/>
          <table:table-cell table:style-name="ce3" office:value-type="string">
            <text:p>ʔek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tear</text:p>
          </table:table-cell>
          <table:table-cell table:style-name="ce7"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ɛk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 table:number-columns-repeated="2"/>
          <table:table-cell/>
          <table:table-cell table:style-name="ce3" office:value-type="string">
            <text:p>ʔiŋ</text:p>
          </table:table-cell>
          <table:table-cell table:style-name="ce3" office:value-type="string">
            <text:p>Bt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iŋ</text:p>
          </table:table-cell>
          <table:table-cell table:style-name="ce3" office:value-type="string">
            <text:p>Bt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 table:number-columns-repeated="2"/>
          <table:table-cell/>
          <table:table-cell table:style-name="ce3" office:value-type="string">
            <text:p>ʔip-si</text:p>
          </table:table-cell>
          <table:table-cell table:style-name="ce3" office:value-type="string">
            <text:p>Bi&gt;Bt&gt;M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s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Bt&gt;M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table:style-name="ce3" office:value-type="string">
            <text:p>Bi&gt;Bt&gt;M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 table:number-columns-repeated="2"/>
          <table:table-cell/>
          <table:table-cell table:style-name="ce3" office:value-type="string">
            <text:p>ʔipt</text:p>
          </table:table-cell>
          <table:table-cell table:style-name="ce3" office:value-type="string">
            <text:p>B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deceive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office:value-type="string">
            <text:p>ʔi</text:p>
          </table:table-cell>
          <table:table-cell table:style-name="ce3" office:value-type="string">
            <text:p>B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table:style-name="ce3"/>
          <table:table-cell table:style-name="ce3" office:value-type="string">
            <text:p>Bi</text:p>
          </table:table-cell>
          <table:table-cell office:value-type="string">
            <text:p>be bad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table:style-name="ce3" office:value-type="string">
            <text:p>B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table:style-name="ce3" office:value-type="string">
            <text:p>B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table:style-name="ce3" office:value-type="string">
            <text:p>Bi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table:style-name="ce3" office:value-type="string">
            <text:p>Bi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table:style-name="ce3" office:value-type="string">
            <text:p>Bi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table:style-name="ce3" office:value-type="string">
            <text:p>Bt&gt;A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table:style-name="ce3" office:value-type="string">
            <text:p>Bt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l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Bi</text:p>
          </table:table-cell>
          <table:table-cell office:value-type="string">
            <text:p>to mix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table:style-name="ce3" office:value-type="string">
            <text:p>Bi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table:style-name="ce3" office:value-type="string">
            <text:p>Bi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table:style-name="ce3" office:value-type="string">
            <text:p>Bi&gt;A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3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 table:number-columns-repeated="2"/>
          <table:table-cell table:style-name="ce7"/>
          <table:table-cell table:style-name="ce3" office:value-type="string">
            <text:p>ʔor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break(cob of the corn)</text:p>
          </table:table-cell>
          <table:table-cell table:style-name="ce7"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ɔˀr </text:p>
          </table:table-cell>
          <table:table-cell table:style-name="ce3" office:value-type="string">
            <text:p>Bt</text:p>
          </table:table-cell>
          <table:table-cell table:style-name="ce7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6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 table:number-columns-repeated="2"/>
          <table:table-cell/>
          <table:table-cell table:style-name="ce3" office:value-type="string">
            <text:p>ʔutt</text:p>
          </table:table-cell>
          <table:table-cell table:style-name="ce3" office:value-type="string">
            <text:p>Bi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 table:number-columns-repeated="3"/>
          <table:table-cell/>
          <table:table-cell table:style-name="ce3" office:value-type="string">
            <text:p>unt</text:p>
          </table:table-cell>
          <table:table-cell table:style-name="ce3" office:value-type="string">
            <text:p>Bi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9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ʔum</text:p>
          </table:table-cell>
          <table:table-cell table:style-name="ce3" office:value-type="string">
            <text:p>Bt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table:style-name="ce3" office:value-type="string">
            <text:p>Bt&gt;C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9" table:number-rows-repeated="65244">
          <table:table-cell table:number-columns-repeated="1020"/>
        </table:table-row>
        <table:table-row table:style-name="ro9">
          <table:table-cell table:style-name="Default" table:number-columns-repeated="16"/>
          <table:table-cell table:number-columns-repeated="1004"/>
        </table:table-row>
        <table:table-row table:style-name="ro9">
          <table:table-cell table:style-name="Default" table:number-columns-repeated="17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6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8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8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8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8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8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8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8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8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 table:number-rows-repeated="65324">
          <table:table-cell table:number-columns-repeated="13"/>
        </table:table-row>
        <table:table-row table:style-name="ro18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8">
          <table:table-cell/>
        </table:table-row>
      </table:table>
      <table:database-ranges>
        <table:database-range table:target-range-address="Feuille1.A1:Feuille1.AMJ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7/04/2016</text:date>, <text:time>15:1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4-07T15:16:01.22</dc:date>
    <meta:editing-duration>P2DT12H41M54S</meta:editing-duration>
    <meta:editing-cycles>434</meta:editing-cycles>
    <meta:generator>OpenOffice/4.0.1$Win32 OpenOffice.org_project/401m5$Build-9714</meta:generator>
    <dc:creator>Guillaume Jacques</dc:creator>
    <meta:document-statistic meta:table-count="3" meta:cell-count="3158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